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PT Serif" svg:font-family="'PT Serif'" style:font-family-generic="roman" style:font-pitch="variable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9.6992in"/>
    </style:style>
    <style:style style:name="co3" style:family="table-column">
      <style:table-column-properties fo:break-before="auto" style:column-width="13.75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0.9618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2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PT Serif" fo:font-size="10pt" style:font-name-asian="Roboto" style:font-size-asian="10pt" style:font-name-complex="Roboto" style:font-size-complex="10pt"/>
    </style:style>
    <style:style style:name="ce31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3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9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0" style:family="table-cell" style:parent-style-name="Default" style:data-style-name="N8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1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19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2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PT Serif" fo:font-size="10pt" style:font-name-asian="Roboto" style:font-size-asian="10pt" style:font-name-complex="Roboto" style:font-size-complex="10pt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5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7" style:family="table-cell" style:parent-style-name="Default" style:data-style-name="N8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4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T9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font-style="normal" fo:text-shadow="none" style:text-underline-style="none" fo:font-weight="normal" style:font-name-asian="Noto Sans CJK SC2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font-style="normal" fo:text-shadow="none" style:text-underline-style="none" fo:font-weight="normal" style:font-name-asian="Noto Sans CJK SC2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color="#2e3436" loext:opacity="100%" style:text-outline="false" style:text-line-through-style="none" style:text-line-through-type="none" style:text-position="0% 100%" style:font-name="Cantarell1" fo:font-size="6.4000000953674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Cantarell1" style:font-size-asian="6.40000009536743pt" style:language-asian="zh" style:country-asian="CN" style:font-style-asian="normal" style:font-weight-asian="normal" style:font-name-complex="Cantarell1" style:font-size-complex="6.4000000953674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2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2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1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19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20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21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2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16374" table:default-cell-style-name="ce15"/>
        <table:table-column table:style-name="co10" table:default-cell-style-name="ce18"/>
        <table:table-row table:style-name="ro1">
          <table:table-cell table:style-name="ce14" office:value-type="string" calcext:value-type="string">
            <text:p><text:span text:style-name="T17">MD5</text:span><text:span text:style-name="T18">校验码</text:span></text:p>
          </table:table-cell>
          <table:table-cell table:style-name="ce14" office:value-type="string" calcext:value-type="string">
            <text:p>书名</text:p>
          </table:table-cell>
          <table:table-cell table:style-name="ce14" office:value-type="string" calcext:value-type="string">
            <text:p><text:span text:style-name="T19">作者</text:span><text:span text:style-name="T20">/</text:span><text:span text:style-name="T18">编者</text:span></text:p>
          </table:table-cell>
          <table:table-cell table:style-name="ce14" office:value-type="string" calcext:value-type="string">
            <text:p>译者</text:p>
          </table:table-cell>
          <table:table-cell table:style-name="ce14" office:value-type="string" calcext:value-type="string">
            <text:p>版次/出版年份</text:p>
          </table:table-cell>
          <table:table-cell table:style-name="ce14" office:value-type="string" calcext:value-type="string">
            <text:p>出版社</text:p>
          </table:table-cell>
          <table:table-cell table:style-name="ce14" office:value-type="string" calcext:value-type="string">
            <text:p><text:span text:style-name="T17">ISBN</text:span><text:span text:style-name="T18">码</text:span></text:p>
          </table:table-cell>
          <table:table-cell table:style-name="ce14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4" office:value-type="string" calcext:value-type="string">
            <text:p>英语品中国：科技篇</text:p>
          </table:table-cell>
          <table:table-cell table:style-name="ce14" office:value-type="string" calcext:value-type="string">
            <text:p><text:span text:style-name="T19">张钫炜</text:span><text:span text:style-name="T20">/</text:span><text:span text:style-name="T18">赵欣</text:span><text:span text:style-name="T20">/</text:span><text:span text:style-name="T18">袁方</text:span><text:span text:style-name="T20">/</text:span><text:span text:style-name="T18">王姗姗</text:span>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4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6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4" office:value-type="string" calcext:value-type="string">
            <text:p>电子电路测量与设计实验</text:p>
          </table:table-cell>
          <table:table-cell table:style-name="ce14" office:value-type="string" calcext:value-type="string">
            <text:p><text:span text:style-name="T19">陈凌霄</text:span><text:span text:style-name="T20">/</text:span><text:span text:style-name="T18">孙丹丹</text:span><text:span text:style-name="T20">/</text:span><text:span text:style-name="T18">张晓磊</text:span><text:span text:style-name="T20">/</text:span><text:span text:style-name="T18">高英</text:span></text:p>
          </table:table-cell>
          <table:table-cell table:style-name="ce14"/>
          <table:table-cell office:value-type="string" calcext:value-type="string">
            <text:p>2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4" office:value-type="string" calcext:value-type="string">
            <text:p>大学物理学 力学、热学</text:p>
          </table:table-cell>
          <table:table-cell table:style-name="ce14" office:value-type="string" calcext:value-type="string">
            <text:p><text:span text:style-name="T19">张三慧</text:span><text:span text:style-name="T20">/</text:span><text:span text:style-name="T18">安宇</text:span><text:span text:style-name="T20">/</text:span><text:span text:style-name="T18">阮东</text:span><text:span text:style-name="T20">/</text:span><text:span text:style-name="T18">李岩松</text:span></text:p>
          </table:table-cell>
          <table:table-cell table:style-name="ce14"/>
          <table:table-cell office:value-type="string" calcext:value-type="string">
            <text:p>4</text:p>
          </table:table-cell>
          <table:table-cell table:style-name="ce14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4" office:value-type="string" calcext:value-type="string">
            <text:p>计算机操作系统：慕课版</text:p>
          </table:table-cell>
          <table:table-cell table:style-name="ce14" office:value-type="string" calcext:value-type="string">
            <text:p><text:span text:style-name="T19">汤小丹</text:span><text:span text:style-name="T20">/</text:span><text:span text:style-name="T18">王红玲</text:span><text:span text:style-name="T20">/</text:span><text:span text:style-name="T18">姜华</text:span><text:span text:style-name="T20">/</text:span><text:span text:style-name="T18">汤子瀛</text:span>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4" office:value-type="string" calcext:value-type="string">
            <text:p>工程数学 矢量分析与场论</text:p>
          </table:table-cell>
          <table:table-cell table:style-name="ce14" office:value-type="string" calcext:value-type="string">
            <text:p>谢树艺</text:p>
          </table:table-cell>
          <table:table-cell table:style-name="ce14"/>
          <table:table-cell office:value-type="string" calcext:value-type="string">
            <text:p>3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4" office:value-type="string" calcext:value-type="string">
            <text:p>大学计算机基础</text:p>
          </table:table-cell>
          <table:table-cell table:style-name="ce14" office:value-type="string" calcext:value-type="string">
            <text:p>牛少彰</text:p>
          </table:table-cell>
          <table:table-cell table:style-name="ce14"/>
          <table:table-cell office:value-type="string" calcext:value-type="string">
            <text:p>3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6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4" office:value-type="string" calcext:value-type="string">
            <text:p>高等代数 下册</text:p>
          </table:table-cell>
          <table:table-cell table:style-name="ce14" office:value-type="string" calcext:value-type="string">
            <text:p>丘维声</text:p>
          </table:table-cell>
          <table:table-cell table:style-name="ce14"/>
          <table:table-cell office:value-type="string" calcext:value-type="string">
            <text:p>3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4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4" office:value-type="string" calcext:value-type="string">
            <text:p>大学物理学 下册</text:p>
          </table:table-cell>
          <table:table-cell table:style-name="ce14" office:value-type="string" calcext:value-type="string">
            <text:p><text:span text:style-name="T19">吴百诗</text:span><text:span text:style-name="T20">/</text:span><text:span text:style-name="T18">罗春荣</text:span><text:span text:style-name="T20">/</text:span><text:span text:style-name="T18">马永庚</text:span><text:span text:style-name="T20">/</text:span><text:span text:style-name="T18">张孝林</text:span>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4" office:value-type="string" calcext:value-type="string">
            <text:p>数字电路与逻辑设计</text:p>
          </table:table-cell>
          <table:table-cell table:style-name="ce14" office:value-type="string" calcext:value-type="string">
            <text:p><text:span text:style-name="T19">刘培植</text:span><text:span text:style-name="T20">/</text:span><text:span text:style-name="T18">胡春静</text:span><text:span text:style-name="T20">/</text:span><text:span text:style-name="T18">郭琳</text:span><text:span text:style-name="T20">/</text:span><text:span text:style-name="T18">孙文生</text:span><text:span text:style-name="T20">/</text:span><text:span text:style-name="T18">刘丽华</text:span></text:p>
          </table:table-cell>
          <table:table-cell table:style-name="ce14"/>
          <table:table-cell office:value-type="string" calcext:value-type="string">
            <text:p>2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4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6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4" office:value-type="string" calcext:value-type="string">
            <text:p>应用密码学</text:p>
          </table:table-cell>
          <table:table-cell table:style-name="ce14" office:value-type="string" calcext:value-type="string">
            <text:p><text:span text:style-name="T19">雷敏</text:span><text:span text:style-name="T20">/</text:span><text:span text:style-name="T18">杨义先</text:span></text:p>
          </table:table-cell>
          <table:table-cell table:style-name="ce14"/>
          <table:table-cell office:value-type="string" calcext:value-type="string">
            <text:p>3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4" office:value-type="string" calcext:value-type="string">
            <text:p>高等数学 下册</text:p>
          </table:table-cell>
          <table:table-cell table:style-name="ce14" office:value-type="string" calcext:value-type="string">
            <text:p>北京邮电大学数学系</text:p>
          </table:table-cell>
          <table:table-cell table:style-name="ce14"/>
          <table:table-cell office:value-type="string" calcext:value-type="string">
            <text:p>2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4" office:value-type="string" calcext:value-type="string">
            <text:p>新概念物理教程 光学</text:p>
          </table:table-cell>
          <table:table-cell table:style-name="ce14" office:value-type="string" calcext:value-type="string">
            <text:p>赵凯华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4" office:value-type="string" calcext:value-type="string">
            <text:p>大学物理学 上册</text:p>
          </table:table-cell>
          <table:table-cell table:style-name="ce14" office:value-type="string" calcext:value-type="string">
            <text:p><text:span text:style-name="T19">吴百诗</text:span><text:span text:style-name="T20">/</text:span><text:span text:style-name="T18">罗春荣</text:span><text:span text:style-name="T20">/</text:span><text:span text:style-name="T18">马永庚</text:span><text:span text:style-name="T20">/</text:span><text:span text:style-name="T18">张孝林</text:span>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20" office:value-type="string" calcext:value-type="string">
            <text:p><text:span text:style-name="T21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7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4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4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4" office:value-type="string" calcext:value-type="string">
            <text:p>组合数学引论</text:p>
          </table:table-cell>
          <table:table-cell table:style-name="ce14" office:value-type="string" calcext:value-type="string">
            <text:p><text:span text:style-name="T19">许胤龙</text:span><text:span text:style-name="T20">/</text:span><text:span text:style-name="T18">孙淑玲</text:span></text:p>
          </table:table-cell>
          <table:table-cell table:style-name="ce14"/>
          <table:table-cell office:value-type="string" calcext:value-type="string">
            <text:p>2</text:p>
          </table:table-cell>
          <table:table-cell table:style-name="ce14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4" office:value-type="string" calcext:value-type="string">
            <text:p>数字信号处理</text:p>
          </table:table-cell>
          <table:table-cell table:style-name="ce14" office:value-type="string" calcext:value-type="string">
            <text:p><text:span text:style-name="T19">高西全</text:span><text:span text:style-name="T20">/</text:span><text:span text:style-name="T18">丁玉美</text:span></text:p>
          </table:table-cell>
          <table:table-cell table:style-name="ce14"/>
          <table:table-cell office:value-type="string" calcext:value-type="string">
            <text:p>4</text:p>
          </table:table-cell>
          <table:table-cell table:style-name="ce14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4" office:value-type="string" calcext:value-type="string">
            <text:p>习近平新时代中国特色社会主义思想概论</text:p>
          </table:table-cell>
          <table:table-cell table:style-name="ce14" office:value-type="string" calcext:value-type="string">
            <text:p>习近平新时代中国特色社会主义思想概论编写组</text:p>
          </table:table-cell>
          <table:table-cell table:style-name="ce14"/>
          <table:table-cell office:value-type="string" calcext:value-type="string">
            <text:p>2023</text:p>
          </table:table-cell>
          <table:table-cell table:style-name="ce14" office:value-type="string" calcext:value-type="string">
            <text:p><text:span text:style-name="T19">高等教育出版社</text:span><text:span text:style-name="T20">/</text:span><text:span text:style-name="T18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4" office:value-type="string" calcext:value-type="string">
            <text:p>大学物理学 中册</text:p>
          </table:table-cell>
          <table:table-cell table:style-name="ce14" office:value-type="string" calcext:value-type="string">
            <text:p><text:span text:style-name="T19">吴百诗</text:span><text:span text:style-name="T20">/</text:span><text:span text:style-name="T18">罗春荣</text:span><text:span text:style-name="T20">/</text:span><text:span text:style-name="T18">马永庚</text:span><text:span text:style-name="T20">/</text:span><text:span text:style-name="T18">张孝林</text:span>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4" office:value-type="string" calcext:value-type="string">
            <text:p>计算机网络：自顶向下方法（原书第八版）</text:p>
          </table:table-cell>
          <table:table-cell table:style-name="ce14" office:value-type="string" calcext:value-type="string">
            <text:p>James F. Kurose/Keith W. Ross</text:p>
          </table:table-cell>
          <table:table-cell table:style-name="ce14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4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4" office:value-type="string" calcext:value-type="string">
            <text:p>形式语言与自动机</text:p>
          </table:table-cell>
          <table:table-cell table:style-name="ce14" office:value-type="string" calcext:value-type="string">
            <text:p><text:span text:style-name="T19">杨娟</text:span><text:span text:style-name="T20">/</text:span><text:span text:style-name="T18">石川</text:span><text:span text:style-name="T20">/</text:span><text:span text:style-name="T18">王柏</text:span></text:p>
          </table:table-cell>
          <table:table-cell table:style-name="ce14"/>
          <table:table-cell office:value-type="string" calcext:value-type="string">
            <text:p>2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4" office:value-type="string" calcext:value-type="string">
            <text:p>工科数学分析基础 下册</text:p>
          </table:table-cell>
          <table:table-cell table:style-name="ce14" office:value-type="string" calcext:value-type="string">
            <text:p><text:span text:style-name="T19">王绵森</text:span><text:span text:style-name="T20">/</text:span><text:span text:style-name="T18">马知恩</text:span></text:p>
          </table:table-cell>
          <table:table-cell table:style-name="ce14"/>
          <table:table-cell office:value-type="string" calcext:value-type="string">
            <text:p>3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4" office:value-type="string" calcext:value-type="string">
            <text:p>信号与系统（第三版）习题解析</text:p>
          </table:table-cell>
          <table:table-cell table:style-name="ce14" office:value-type="string" calcext:value-type="string">
            <text:p>谷源涛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4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4" office:value-type="string" calcext:value-type="string">
            <text:p>理论物理学教程 第1卷 力学 第5版</text:p>
          </table:table-cell>
          <table:table-cell table:style-name="ce14" office:value-type="string" calcext:value-type="string">
            <text:p>Л. Д. 朗道/E. М. 粟弗席兹</text:p>
          </table:table-cell>
          <table:table-cell table:style-name="ce14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4" office:value-type="string" calcext:value-type="string">
            <text:p>电子技术基础 模拟部分</text:p>
          </table:table-cell>
          <table:table-cell table:style-name="ce14" office:value-type="string" calcext:value-type="string">
            <text:p><text:span text:style-name="T19">康华光</text:span><text:span text:style-name="T20">/</text:span><text:span text:style-name="T18">张林</text:span><text:span text:style-name="T20">/</text:span><text:span text:style-name="T18">陈大钦</text:span><text:span text:style-name="T20">/</text:span><text:span text:style-name="T18">秦臻</text:span><text:span text:style-name="T20">/</text:span><text:span text:style-name="T18">邓天平</text:span><text:span text:style-name="T20">/</text:span><text:span text:style-name="T18">罗杰</text:span></text:p>
          </table:table-cell>
          <table:table-cell table:style-name="ce14"/>
          <table:table-cell office:value-type="string" calcext:value-type="string">
            <text:p>7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4" office:value-type="string" calcext:value-type="string">
            <text:p><text:span text:style-name="T19">数据结构：</text:span><text:span text:style-name="T20">C</text:span><text:span text:style-name="T18">语言版</text:span></text:p>
          </table:table-cell>
          <table:table-cell table:style-name="ce14" office:value-type="string" calcext:value-type="string">
            <text:p><text:span text:style-name="T19">严蔚敏</text:span><text:span text:style-name="T20">/</text:span><text:span text:style-name="T18">吴伟民</text:span>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17">Verilog</text:span><text:span text:style-name="T18">数字系统设计教程</text:span></text:p>
          </table:table-cell>
          <table:table-cell table:style-name="ce14" office:value-type="string" calcext:value-type="string">
            <text:p>夏宇闻</text:p>
          </table:table-cell>
          <table:table-cell table:style-name="ce14"/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18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4" office:value-type="string" calcext:value-type="string">
            <text:p>大学生数学竞赛教程</text:p>
          </table:table-cell>
          <table:table-cell table:style-name="ce14" office:value-type="string" calcext:value-type="string">
            <text:p>蒲和平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4" office:value-type="string" calcext:value-type="string">
            <text:p>物理学教程 上册</text:p>
          </table:table-cell>
          <table:table-cell table:style-name="ce14" office:value-type="string" calcext:value-type="string">
            <text:p><text:span text:style-name="T19">马文蔚</text:span><text:span text:style-name="T20">/</text:span><text:span text:style-name="T18">周雨青</text:span></text:p>
          </table:table-cell>
          <table:table-cell table:style-name="ce14"/>
          <table:table-cell office:value-type="string" calcext:value-type="string">
            <text:p>3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4" office:value-type="string" calcext:value-type="string">
            <text:p>复变函数</text:p>
          </table:table-cell>
          <table:table-cell table:style-name="ce14" office:value-type="string" calcext:value-type="string">
            <text:p>西安交通大学高等数学教研室</text:p>
          </table:table-cell>
          <table:table-cell table:style-name="ce14"/>
          <table:table-cell office:value-type="string" calcext:value-type="string">
            <text:p>4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4" office:value-type="string" calcext:value-type="string">
            <text:p>现代密码学教程</text:p>
          </table:table-cell>
          <table:table-cell table:style-name="ce14" office:value-type="string" calcext:value-type="string">
            <text:p><text:span text:style-name="T19">谷利泽</text:span><text:span text:style-name="T20">/</text:span><text:span text:style-name="T18">郑世慧</text:span><text:span text:style-name="T20">/</text:span><text:span text:style-name="T18">杨义先</text:span></text:p>
          </table:table-cell>
          <table:table-cell table:style-name="ce14"/>
          <table:table-cell office:value-type="string" calcext:value-type="string">
            <text:p>3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4" office:value-type="string" calcext:value-type="string">
            <text:p>数学物理方法——理论、历史与计算机</text:p>
          </table:table-cell>
          <table:table-cell table:style-name="ce14" office:value-type="string" calcext:value-type="string">
            <text:p>郭玉翠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4" office:value-type="string" calcext:value-type="string">
            <text:p><text:span text:style-name="T19">中国近现代史纲要：</text:span><text:span text:style-name="T20">2023</text:span><text:span text:style-name="T18">年版</text:span></text:p>
          </table:table-cell>
          <table:table-cell table:style-name="ce14" office:value-type="string" calcext:value-type="string">
            <text:p><text:span text:style-name="T19">《中国近现代史纲要（</text:span><text:span text:style-name="T20">2023</text:span><text:span text:style-name="T18">年版）》编写组</text:span></text:p>
          </table:table-cell>
          <table:table-cell table:style-name="ce14"/>
          <table:table-cell office:value-type="string" calcext:value-type="string">
            <text:p>2023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4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4" office:value-type="string" calcext:value-type="string">
            <text:p>高等数学 上册</text:p>
          </table:table-cell>
          <table:table-cell table:style-name="ce14" office:value-type="string" calcext:value-type="string">
            <text:p>北京邮电大学数学系</text:p>
          </table:table-cell>
          <table:table-cell table:style-name="ce14"/>
          <table:table-cell office:value-type="string" calcext:value-type="string">
            <text:p>2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6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4" office:value-type="string" calcext:value-type="string">
            <text:p>数字电路答疑解惑与典型题解</text:p>
          </table:table-cell>
          <table:table-cell table:style-name="ce14" office:value-type="string" calcext:value-type="string">
            <text:p><text:span text:style-name="T19">吴蕾</text:span><text:span text:style-name="T20">/</text:span><text:span text:style-name="T18">杨平乐</text:span><text:span text:style-name="T20">/</text:span><text:span text:style-name="T18">王诗兵</text:span><text:span text:style-name="T20">/</text:span><text:span text:style-name="T18">吴婷</text:span>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6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4" office:value-type="string" calcext:value-type="string">
            <text:p>跨文化交际实用教程</text:p>
          </table:table-cell>
          <table:table-cell table:style-name="ce14" office:value-type="string" calcext:value-type="string">
            <text:p>胡超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4" office:value-type="string" calcext:value-type="string">
            <text:p>电路分析与电子电路基础</text:p>
          </table:table-cell>
          <table:table-cell table:style-name="ce14" office:value-type="string" calcext:value-type="string">
            <text:p><text:span text:style-name="T19">刘刚</text:span><text:span text:style-name="T20">/</text:span><text:span text:style-name="T18">侯宾</text:span><text:span text:style-name="T20">/</text:span><text:span text:style-name="T18">吕玉琴</text:span>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4" office:value-type="string" calcext:value-type="string">
            <text:p>工科数学分析基础 上册</text:p>
          </table:table-cell>
          <table:table-cell table:style-name="ce14" office:value-type="string" calcext:value-type="string">
            <text:p><text:span text:style-name="T19">王绵森</text:span><text:span text:style-name="T20">/</text:span><text:span text:style-name="T18">马知恩</text:span></text:p>
          </table:table-cell>
          <table:table-cell table:style-name="ce14"/>
          <table:table-cell office:value-type="string" calcext:value-type="string">
            <text:p>3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4" office:value-type="string" calcext:value-type="string">
            <text:p>物理学教程 下册</text:p>
          </table:table-cell>
          <table:table-cell table:style-name="ce14" office:value-type="string" calcext:value-type="string">
            <text:p><text:span text:style-name="T19">马文蔚</text:span><text:span text:style-name="T20">/</text:span><text:span text:style-name="T18">周雨青</text:span><text:span text:style-name="T20">/</text:span><text:span text:style-name="T18">解希顺</text:span></text:p>
          </table:table-cell>
          <table:table-cell table:style-name="ce14"/>
          <table:table-cell office:value-type="string" calcext:value-type="string">
            <text:p>3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4" office:value-type="string" calcext:value-type="string">
            <text:p>大学物理学 电磁学、光学、量子物理</text:p>
          </table:table-cell>
          <table:table-cell table:style-name="ce14" office:value-type="string" calcext:value-type="string">
            <text:p><text:span text:style-name="T19">张三慧</text:span><text:span text:style-name="T20">/</text:span><text:span text:style-name="T18">安宇</text:span><text:span text:style-name="T20">/</text:span><text:span text:style-name="T18">阮东</text:span><text:span text:style-name="T20">/</text:span><text:span text:style-name="T18">李岩松</text:span></text:p>
          </table:table-cell>
          <table:table-cell table:style-name="ce14"/>
          <table:table-cell office:value-type="string" calcext:value-type="string">
            <text:p>4</text:p>
          </table:table-cell>
          <table:table-cell table:style-name="ce14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4" office:value-type="string" calcext:value-type="string">
            <text:p>高等数学试题集</text:p>
          </table:table-cell>
          <table:table-cell table:style-name="ce14" office:value-type="string" calcext:value-type="string">
            <text:p>北京邮电大学数学系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4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4" office:value-type="string" calcext:value-type="string">
            <text:p>普通化学原理</text:p>
          </table:table-cell>
          <table:table-cell table:style-name="ce14" office:value-type="string" calcext:value-type="string">
            <text:p><text:span text:style-name="T19">华彤文</text:span><text:span text:style-name="T20">/</text:span><text:span text:style-name="T18">王颖霞</text:span><text:span text:style-name="T20">/</text:span><text:span text:style-name="T18">卞江</text:span><text:span text:style-name="T20">/</text:span><text:span text:style-name="T18">陈景祖</text:span></text:p>
          </table:table-cell>
          <table:table-cell table:style-name="ce14"/>
          <table:table-cell office:value-type="string" calcext:value-type="string">
            <text:p>4</text:p>
          </table:table-cell>
          <table:table-cell table:style-name="ce14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4" office:value-type="string" calcext:value-type="string">
            <text:p>毛译东思想与中国特色社会主义理论体系概论：2023年版</text:p>
          </table:table-cell>
          <table:table-cell table:style-name="ce14" office:value-type="string" calcext:value-type="string">
            <text:p><text:span text:style-name="T19">《毛泽东思想和中国特色社会主义理论体系概论（</text:span><text:span text:style-name="T20">2023</text:span><text:span text:style-name="T18">年版）编写组</text:span></text:p>
          </table:table-cell>
          <table:table-cell table:style-name="ce14"/>
          <table:table-cell office:value-type="string" calcext:value-type="string">
            <text:p>2023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4" office:value-type="string" calcext:value-type="string">
            <text:p>数字信号处理</text:p>
          </table:table-cell>
          <table:table-cell table:style-name="ce14" office:value-type="string" calcext:value-type="string">
            <text:p>赵志诚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4" office:value-type="string" calcext:value-type="string">
            <text:p><text:span text:style-name="T19">数据结构与算法：</text:span><text:span text:style-name="T20">AI</text:span><text:span text:style-name="T18">与大数据版</text:span></text:p>
          </table:table-cell>
          <table:table-cell table:style-name="ce14" office:value-type="string" calcext:value-type="string">
            <text:p><text:span text:style-name="T19">徐雅静</text:span><text:span text:style-name="T20">/</text:span><text:span text:style-name="T18">肖波</text:span><text:span text:style-name="T20">/</text:span><text:span text:style-name="T18">马占宇</text:span><text:span text:style-name="T20">/</text:span><text:span text:style-name="T18">黄平牧</text:span></text:p>
          </table:table-cell>
          <table:table-cell table:style-name="ce14"/>
          <table:table-cell office:value-type="string" calcext:value-type="string">
            <text:p>2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4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4" office:value-type="string" calcext:value-type="string">
            <text:p>Lucas, S. E./殷苏娅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4" office:value-type="string" calcext:value-type="string">
            <text:p>工程数学 复变函数（第四版）学习辅导与习题选解</text:p>
          </table:table-cell>
          <table:table-cell table:style-name="ce14" office:value-type="string" calcext:value-type="string">
            <text:p>王绵森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4" office:value-type="string" calcext:value-type="string">
            <text:p>计算机组成原理：立体化教材</text:p>
          </table:table-cell>
          <table:table-cell table:style-name="ce14" office:value-type="string" calcext:value-type="string">
            <text:p><text:span text:style-name="T19">白中英</text:span><text:span text:style-name="T20">/</text:span><text:span text:style-name="T18">戴志涛</text:span></text:p>
          </table:table-cell>
          <table:table-cell table:style-name="ce14"/>
          <table:table-cell office:value-type="string" calcext:value-type="string">
            <text:p>6</text:p>
          </table:table-cell>
          <table:table-cell table:style-name="ce14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19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4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6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6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4" office:value-type="string" calcext:value-type="string">
            <text:p>电路分析基础</text:p>
          </table:table-cell>
          <table:table-cell table:style-name="ce14" office:value-type="string" calcext:value-type="string">
            <text:p><text:span text:style-name="T19">俎云霄</text:span><text:span text:style-name="T20">/</text:span><text:span text:style-name="T18">李巍海</text:span><text:span text:style-name="T20">/</text:span><text:span text:style-name="T18">侯宾</text:span><text:span text:style-name="T20">/</text:span><text:span text:style-name="T18">张勇</text:span></text:p>
          </table:table-cell>
          <table:table-cell table:style-name="ce14"/>
          <table:table-cell office:value-type="string" calcext:value-type="string">
            <text:p>3</text:p>
          </table:table-cell>
          <table:table-cell table:style-name="ce14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4" office:value-type="string" calcext:value-type="string">
            <text:p>高等数学（经管类） 下册</text:p>
          </table:table-cell>
          <table:table-cell table:style-name="ce14" office:value-type="string" calcext:value-type="string">
            <text:p><text:span text:style-name="T19">史悦</text:span><text:span text:style-name="T20">/</text:span><text:span text:style-name="T18">李晓莉</text:span><text:span text:style-name="T20">/</text:span><text:span text:style-name="T18">李晓花</text:span></text:p>
          </table:table-cell>
          <table:table-cell table:style-name="ce14"/>
          <table:table-cell office:value-type="string" calcext:value-type="string">
            <text:p>2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4" office:value-type="string" calcext:value-type="string">
            <text:p>概率论与随机过程</text:p>
          </table:table-cell>
          <table:table-cell table:style-name="ce14" office:value-type="string" calcext:value-type="string">
            <text:p>北京邮电大学数学系概率教学组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4" office:value-type="string" calcext:value-type="string">
            <text:p><text:span text:style-name="T19">微机原理与接口技术：基于</text:span><text:span text:style-name="T20">ARM Cortex-M4</text:span></text:p>
          </table:table-cell>
          <table:table-cell table:style-name="ce14" office:value-type="string" calcext:value-type="string">
            <text:p>田辉</text:p>
          </table:table-cell>
          <table:table-cell table:style-name="ce14"/>
          <table:table-cell office:value-type="string" calcext:value-type="string">
            <text:p>3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4" office:value-type="string" calcext:value-type="string">
            <text:p><text:span text:style-name="T19">概率论与数理统计习题全解指南（浙大</text:span><text:span text:style-name="T20">·</text:span><text:span text:style-name="T18">五版）</text:span></text:p>
          </table:table-cell>
          <table:table-cell table:style-name="ce14" office:value-type="string" calcext:value-type="string">
            <text:p><text:span text:style-name="T19">盛骤</text:span><text:span text:style-name="T20">/</text:span><text:span text:style-name="T18">谢式干</text:span><text:span text:style-name="T20">/</text:span><text:span text:style-name="T18">潘承毅</text:span>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4" office:value-type="string" calcext:value-type="string">
            <text:p>电子电路基础及通信电子电路学习指导书</text:p>
          </table:table-cell>
          <table:table-cell table:style-name="ce14" office:value-type="string" calcext:value-type="string">
            <text:p>刘宝玲/胡春静/郭琳/孙文生/刘培植/张晓莹/邓钢/崔琪楠/李立华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4" office:value-type="string" calcext:value-type="string">
            <text:p>通信原理</text:p>
          </table:table-cell>
          <table:table-cell table:style-name="ce14" office:value-type="string" calcext:value-type="string">
            <text:p><text:span text:style-name="T19">周烔槃</text:span><text:span text:style-name="T20">/</text:span><text:span text:style-name="T18">庞沁华</text:span><text:span text:style-name="T20">/</text:span><text:span text:style-name="T18">续大我</text:span><text:span text:style-name="T20">/</text:span><text:span text:style-name="T18">吴伟陵</text:span><text:span text:style-name="T20">/</text:span><text:span text:style-name="T18">杨鸿文</text:span></text:p>
          </table:table-cell>
          <table:table-cell table:style-name="ce14"/>
          <table:table-cell office:value-type="string" calcext:value-type="string">
            <text:p>4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4" office:value-type="string" calcext:value-type="string">
            <text:p>数字信号处理</text:p>
          </table:table-cell>
          <table:table-cell table:style-name="ce14" office:value-type="string" calcext:value-type="string">
            <text:p><text:span text:style-name="T19">门爱东</text:span><text:span text:style-name="T20">/</text:span><text:span text:style-name="T18">苏菲</text:span><text:span text:style-name="T20">/</text:span><text:span text:style-name="T18">王雷</text:span><text:span text:style-name="T20">/</text:span><text:span text:style-name="T18">王海婴</text:span><text:span text:style-name="T20">/</text:span><text:span text:style-name="T18">李江军</text:span></text:p>
          </table:table-cell>
          <table:table-cell table:style-name="ce14"/>
          <table:table-cell office:value-type="string" calcext:value-type="string">
            <text:p>2</text:p>
          </table:table-cell>
          <table:table-cell table:style-name="ce14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4" office:value-type="string" calcext:value-type="string">
            <text:p>线性代数与几何学习辅导</text:p>
          </table:table-cell>
          <table:table-cell table:style-name="ce14" office:value-type="string" calcext:value-type="string">
            <text:p><text:span text:style-name="T19">刘吉佑</text:span><text:span text:style-name="T20">/</text:span><text:span text:style-name="T18">莫骄</text:span><text:span text:style-name="T20">/</text:span><text:span text:style-name="T18">李亚杰</text:span>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4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6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4" office:value-type="string" calcext:value-type="string">
            <text:p>概率论与数理统计</text:p>
          </table:table-cell>
          <table:table-cell table:style-name="ce14" office:value-type="string" calcext:value-type="string">
            <text:p><text:span text:style-name="T19">盛骤</text:span><text:span text:style-name="T20">/</text:span><text:span text:style-name="T18">谢式干</text:span><text:span text:style-name="T20">/</text:span><text:span text:style-name="T18">潘承毅</text:span></text:p>
          </table:table-cell>
          <table:table-cell table:style-name="ce14"/>
          <table:table-cell office:value-type="string" calcext:value-type="string">
            <text:p>5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4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22">黄如</text:span><text:span text:style-name="T23">/</text:span><text:span text:style-name="T24">王漪</text:span><text:span text:style-name="T23">/</text:span><text:span text:style-name="T24">王金延</text:span><text:span text:style-name="T23">/</text:span><text:span text:style-name="T24">金海岩</text:span></text:p>
          </table:table-cell>
          <table:table-cell office:value-type="string" calcext:value-type="string">
            <text:p>1</text:p>
          </table:table-cell>
          <table:table-cell table:style-name="ce14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4" office:value-type="string" calcext:value-type="string">
            <text:p>信号与系统引论</text:p>
          </table:table-cell>
          <table:table-cell table:style-name="ce14" office:value-type="string" calcext:value-type="string">
            <text:p><text:span text:style-name="T19">郑君里</text:span><text:span text:style-name="T20">/</text:span><text:span text:style-name="T18">应启珩</text:span><text:span text:style-name="T20">/</text:span><text:span text:style-name="T18">杨为理</text:span>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4" office:value-type="string" calcext:value-type="string">
            <text:p>现代密码学教程</text:p>
          </table:table-cell>
          <table:table-cell table:style-name="ce14" office:value-type="string" calcext:value-type="string">
            <text:p><text:span text:style-name="T19">谷利泽</text:span><text:span text:style-name="T20">/</text:span><text:span text:style-name="T18">郑世慧</text:span><text:span text:style-name="T20">/</text:span><text:span text:style-name="T18">杨义先</text:span></text:p>
          </table:table-cell>
          <table:table-cell table:style-name="ce14"/>
          <table:table-cell office:value-type="string" calcext:value-type="string">
            <text:p>2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4" office:value-type="string" calcext:value-type="string">
            <text:p>软件项目管理案例教程</text:p>
          </table:table-cell>
          <table:table-cell table:style-name="ce14" office:value-type="string" calcext:value-type="string">
            <text:p><text:span text:style-name="T19">韩万江</text:span><text:span text:style-name="T20">/</text:span><text:span text:style-name="T18">姜立新</text:span></text:p>
          </table:table-cell>
          <table:table-cell table:style-name="ce14"/>
          <table:table-cell office:value-type="string" calcext:value-type="string">
            <text:p>4</text:p>
          </table:table-cell>
          <table:table-cell table:style-name="ce14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table:style-name="ce16" office:value-type="string" calcext:value-type="string">
            <text:p>b9e6052395ba047bd154ea45130026fc</text:p>
          </table:table-cell>
          <table:table-cell table:style-name="ce19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Default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table:style-name="ce21"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305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tests" table:style-name="ta2">
        <table:table-column table:style-name="co1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number-columns-repeated="2" table:default-cell-style-name="ce24"/>
        <table:table-column table:style-name="co16" table:number-columns-repeated="16376" table:default-cell-style-name="ce18"/>
        <table:table-column table:style-name="co10" table:default-cell-style-name="ce18"/>
        <table:table-row table:style-name="ro1">
          <table:table-cell table:style-name="ce23" office:value-type="string" calcext:value-type="string">
            <text:p><text:span text:style-name="T17">MD5</text:span><text:span text:style-name="T18">校验码</text:span></text:p>
          </table:table-cell>
          <table:table-cell table:style-name="ce23" office:value-type="string" calcext:value-type="string">
            <text:p>课程类型</text:p>
          </table:table-cell>
          <table:table-cell table:style-name="ce23" office:value-type="string" calcext:value-type="string">
            <text:p>学院</text:p>
          </table:table-cell>
          <table:table-cell table:style-name="ce23" office:value-type="string" calcext:value-type="string">
            <text:p>年份</text:p>
          </table:table-cell>
          <table:table-cell table:style-name="ce23" office:value-type="string" calcext:value-type="string">
            <text:p>课程名称</text:p>
          </table:table-cell>
          <table:table-cell table:style-name="ce23" office:value-type="string" calcext:value-type="string">
            <text:p>考试阶段（期中0/期末1）</text:p>
          </table:table-cell>
          <table:table-cell table:style-name="ce23" office:value-type="string" calcext:value-type="string">
            <text:p><text:span text:style-name="T19">资料类型（纯试题</text:span><text:span text:style-name="T20">Q/</text:span><text:span text:style-name="T18">纯答案</text:span><text:span text:style-name="T20">A</text:span><text:span text:style-name="T18">）</text:span></text:p>
          </table:table-cell>
          <table:table-cell table:style-name="ce23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23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23" office:value-type="string" calcext:value-type="string">
            <text:p>概率论与随机过程</text:p>
          </table:table-cell>
          <table:table-cell table:style-name="ce23"/>
          <table:table-cell office:value-type="string" calcext:value-type="string">
            <text:p>Q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97e134fc84c4fd7056741a52c642b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7c7b23df1aed315e0d0147a7bb677d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table:style-name="ce23" office:value-type="string" calcext:value-type="string">
            <text:p><text:span text:style-name="T19">大学物理</text:span><text:span text:style-name="T20">B</text:span><text:span text:style-name="T18">（下）</text:span>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5"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23" office:value-type="string" calcext:value-type="string">
            <text:p>矩阵分析与应用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d316af9963fda27ffe1b78875d61a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5300e4cd28cea645e28de5e044c1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23" office:value-type="string" calcext:value-type="string">
            <text:p>矩阵论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cccf863bf8f692e20baf5682e8c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23" office:value-type="string" calcext:value-type="string">
            <text:p>矩阵分析与应用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9e8666004aaee78483b1d6ca8cda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5e2e3e6a66fc86c1ddecac42dc54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df77815fcb921650bfd95dff34fe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51389278ea2a649b2bcc727974474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76c4df3087eab8b8d7052b4fe9cffb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table:style-name="ce23" office:value-type="string" calcext:value-type="string">
            <text:p>信号与系统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1b9e80ed2d0f140c324f1a288cbc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c2a9c3a51e6e093e1fb84320516f251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table:style-name="ce23" office:value-type="string" calcext:value-type="string">
            <text:p>信号与系统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787670fd44fa1bf82bee363969a4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23" office:value-type="string" calcext:value-type="string">
            <text:p>矩阵分析与应用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d9dc11ea6b222c2c0c3858b9c47b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e3eab88379031616523cfa03d25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1eeddd8f5e934f019e8f7e0a5143c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table:style-name="ce23" office:value-type="string" calcext:value-type="string">
            <text:p>信号与系统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cfc9a7a5acf066d8cd3f6b7a2b890c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461b7dbaff81ccff808049c47c5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dbd69acf4c4f90aaf3996fa7a37dd2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23" office:value-type="string" calcext:value-type="string">
            <text:p>矩阵分析与应用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26506becd5e05249f1478f3724d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7" office:value-type="string" calcext:value-type="string">
            <text:p>27e82069165edfeae33a305d908c0795</text:p>
          </table:table-cell>
          <table:table-cell table:style-name="ce23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23" office:value-type="string" calcext:value-type="string">
            <text:p>概率论与随机过程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b184c040b88eb14c5b7ccfce36da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cabfe0eefd1b84c1465acf735c316c</text:p>
          </table:table-cell>
          <table:table-cell table:style-name="ce23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23" office:value-type="string" calcext:value-type="string">
            <text:p>概率论与随机过程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23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23" office:value-type="string" calcext:value-type="string">
            <text:p>概率论与随机过程</text:p>
          </table:table-cell>
          <table:table-cell table:style-name="ce23"/>
          <table:table-cell office:value-type="string" calcext:value-type="string">
            <text:p>Q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c09231c1dbed8fb687b5b9f692c26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2ba0bf2944095dc586af36157a0b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23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23" office:value-type="string" calcext:value-type="string">
            <text:p>概率论与随机过程</text:p>
          </table:table-cell>
          <table:table-cell table:style-name="ce23"/>
          <table:table-cell office:value-type="string" calcext:value-type="string">
            <text:p>Q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f5973cd97946479ed32fd426942f944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23" office:value-type="string" calcext:value-type="string">
            <text:p><text:span text:style-name="T19">大学物理</text:span><text:span text:style-name="T20">B</text:span><text:span text:style-name="T18">（下）</text:span>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6ea1dc0530ed36c3fa5e1edbd533d82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23" office:value-type="string" calcext:value-type="string">
            <text:p><text:span text:style-name="T19">大学物理</text:span><text:span text:style-name="T20">B</text:span><text:span text:style-name="T18">（下）</text:span>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ce01c9a14c2b29d7697a5f37f2ae80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5bb2368b0adf6c8d1995815a93b5590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23" office:value-type="string" calcext:value-type="string">
            <text:p><text:span text:style-name="T19">大学物理</text:span><text:span text:style-name="T20">B</text:span><text:span text:style-name="T18">（下）</text:span>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8e2ce71a6e6ff3ad22d281052c38ffd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23" office:value-type="string" calcext:value-type="string">
            <text:p><text:span text:style-name="T19">大学物理</text:span><text:span text:style-name="T20">B</text:span><text:span text:style-name="T18">（下）</text:span>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23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23" office:value-type="string" calcext:value-type="string">
            <text:p>概率论与随机过程</text:p>
          </table:table-cell>
          <table:table-cell table:style-name="ce23"/>
          <table:table-cell office:value-type="string" calcext:value-type="string">
            <text:p>Q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11ed746451be628133bd281c143376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23" office:value-type="string" calcext:value-type="string">
            <text:p>信号与系统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3a9d1e0a968edef67e8d13fa7622360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23" office:value-type="string" calcext:value-type="string">
            <text:p><text:span text:style-name="T19">大学物理</text:span><text:span text:style-name="T20">B</text:span><text:span text:style-name="T18">（下）</text:span>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476dd5a2b59f7a754d051dda58a9cf9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23" office:value-type="string" calcext:value-type="string">
            <text:p><text:span text:style-name="T19">大学物理</text:span><text:span text:style-name="T20">B</text:span><text:span text:style-name="T18">（下）</text:span>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0c652fc6a6734d24950b76ca53d0d1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23" office:value-type="string" calcext:value-type="string">
            <text:p>信号与系统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ff297d42f670577205433777ae78178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23" office:value-type="string" calcext:value-type="string">
            <text:p><text:span text:style-name="T19">大学物理</text:span><text:span text:style-name="T20">C</text:span>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7c1c4778e14ffead51b89eeccfb3e6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23" office:value-type="string" calcext:value-type="string">
            <text:p><text:span text:style-name="T19">大学物理</text:span><text:span text:style-name="T20">C</text:span>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23" office:value-type="string" calcext:value-type="string">
            <text:p><text:span text:style-name="T19">大学物理</text:span><text:span text:style-name="T20">B</text:span><text:span text:style-name="T18">（上）</text:span>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c1ce212dd320b06787ef5dfeaf08fd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23" office:value-type="string" calcext:value-type="string">
            <text:p>信号与系统</text:p>
          </table:table-cell>
          <table:table-cell table:style-name="ce23"/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23" office:value-type="string" calcext:value-type="string">
            <text:p>信号与系统</text:p>
          </table:table-cell>
          <table:table-cell table:style-name="ce23"/>
          <table:table-cell office:value-type="string" calcext:value-type="string">
            <text:p>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23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23" office:value-type="string" calcext:value-type="string">
            <text:p>概率论与随机过程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218141c1d52bb1c3311e2d8cd63b27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49c02c3f7f86f4c82001c6ed66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8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7bdbc966911e4da0388e4aeea7c65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23" office:value-type="string" calcext:value-type="string">
            <text:p>概率论与随机过程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61f142de47bebff8faa0f13b1f09644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table:style-name="ce23" office:value-type="string" calcext:value-type="string">
            <text:p><text:span text:style-name="T19">大学物理</text:span><text:span text:style-name="T20">B</text:span><text:span text:style-name="T18">（下）</text:span>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3d71d4c94bc43ad3f9a72eb300ad34c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3" office:value-type="string" calcext:value-type="string">
            <text:p><text:span text:style-name="T19">大学物理</text:span><text:span text:style-name="T20">B</text:span><text:span text:style-name="T18">（下）</text:span>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a78c774657e8a0fe11136f0453488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23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23" office:value-type="string" calcext:value-type="string">
            <text:p>概率论与随机过程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9272ed9e826ad38331cd853f9207f6f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3" office:value-type="string" calcext:value-type="string">
            <text:p>信号与系统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e0903dfb24b0a7a251da29726425c6a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3" office:value-type="string" calcext:value-type="string">
            <text:p><text:span text:style-name="T19">大学物理</text:span><text:span text:style-name="T20">B</text:span><text:span text:style-name="T18">（下）</text:span>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8641e62634416619ec158e82c5d2783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3" office:value-type="string" calcext:value-type="string">
            <text:p>信号与系统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06f752880d06f83440b47f437fad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beb214d0033d5f1dddfa23c71dff7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34d48d11bf438f9d632e980e4eb3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108788e7e7f1b5d2739ba97ee8049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108788e7e7f1b5d2739ba97ee8049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55656cd8d6d65dddd2d328744c871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9a1cf4a4e32ea8982d5ab0d640c4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9c3ce54dccacc36393f8ee1761d2e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9c3ce54dccacc36393f8ee1761d2e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1f40567a69afa43e83c53a9eb8393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489492b459d8e9e2d0b6904e06c8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f39f1b518a81b6c99d0c2be9c78231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19fb06e5123bb51546caa7cfeca177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23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23" office:value-type="string" calcext:value-type="string">
            <text:p>概率论与随机过程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aa9856e72c08991ed9997e48e64842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3" office:value-type="string" calcext:value-type="string">
            <text:p>信号与系统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3" office:value-type="string" calcext:value-type="string">
            <text:p>高等数学（上）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47e6d0aca749a34066ab1e236067ed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3" office:value-type="string" calcext:value-type="string">
            <text:p>信号与系统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9e24d20c444eeb977f5d71846ba32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3" office:value-type="string" calcext:value-type="string">
            <text:p>高等数学（上）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a1cd46b692765e7278716b59ec04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0f7954bee718e0ed6c99deb9ae347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8" office:value-type="string" calcext:value-type="string">
            <text:p>00f7954bee718e0ed6c99deb9ae347c2</text:p>
          </table:table-cell>
          <table:table-cell table:style-name="ce18" office:value-type="string" calcext:value-type="string">
            <text:p>本科</text:p>
          </table:table-cell>
          <table:table-cell table:style-name="ce18"/>
          <table:table-cell table:style-name="ce18" office:value-type="string" calcext:value-type="string">
            <text:p>2018-2019-2</text:p>
          </table:table-cell>
          <table:table-cell table:style-name="ce18" office:value-type="string" calcext:value-type="string">
            <text:p>大学物理E（上）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9ae835951fa2fa6c2aef9fda9d0ff3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426215247f233f14278e472eca1a3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426215247f233f14278e472eca1a3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4b2d4fecf7d451b1baf0a35e9d43f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dead8d171a9d9a940b3550e6534f8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11b24930a8f7991e46ff64374e0cca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23" office:value-type="string" calcext:value-type="string">
            <text:p>高等数学A（上）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23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23" office:value-type="string" calcext:value-type="string">
            <text:p>概率论与数理统计</text:p>
          </table:table-cell>
          <table:table-cell table:style-name="ce23"/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23" office:value-type="string" calcext:value-type="string">
            <text:p>离散数学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8d70dc6cb2158c266782215b3273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23" office:value-type="string" calcext:value-type="string">
            <text:p>矩阵分析与应用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23" office:value-type="string" calcext:value-type="string">
            <text:p>计算机组成与系统结构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23" office:value-type="string" calcext:value-type="string">
            <text:p>矩阵理论和方法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23" office:value-type="string" calcext:value-type="string">
            <text:p>大学计算机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aa104e3afd29364a093f778c3e58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196854940a0fd2dd898ee7b99cce1d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f7e3a3af6f8cc09c803bf125a0c25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7a2d112347420930fcf8a30f6501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80dffee79c3e873178ea1bcdf0d8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ca7977c87fceb720af481203d93a9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dcfd18fe05bdc0ea8f5de5cc247b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4d05a55a025a9d35b769eeb4495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a517192d623c1fb10b0ddb2f3cbf5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09237da538c98e0bf3f194453898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4de6cb4309fcd0fb7a970597e8bab6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9155d0a647719555986c61268ae52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0a7e00019f76b741126d306b3c76d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ab5e09570ede260d49ceb6b3842c1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8f8d736ddbd38a863a22014c03f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76a681830690018ea5d3653f95426a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305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docs" table:style-name="ta3">
        <office:forms form:automatic-focus="false" form:apply-design-mode="false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21" table:default-cell-style-name="ce24"/>
        <table:table-column table:style-name="co22" table:default-cell-style-name="ce18"/>
        <table:table-column table:style-name="co23" table:default-cell-style-name="ce18"/>
        <table:table-column table:style-name="co10" table:number-columns-repeated="16377" table:default-cell-style-name="ce18"/>
        <table:table-row table:style-name="ro1">
          <table:table-cell table:style-name="ce23" office:value-type="string" calcext:value-type="string">
            <text:p><text:span text:style-name="T17">MD5</text:span><text:span text:style-name="T18">校验码</text:span></text:p>
          </table:table-cell>
          <table:table-cell table:style-name="ce23" office:value-type="string" calcext:value-type="string">
            <text:p>课程类型</text:p>
          </table:table-cell>
          <table:table-cell table:style-name="ce23" office:value-type="string" calcext:value-type="string">
            <text:p>课程名称</text:p>
          </table:table-cell>
          <table:table-cell table:style-name="ce23" office:value-type="string" calcext:value-type="string">
            <text:p>文件名称</text:p>
          </table:table-cell>
          <table:table-cell table:style-name="ce23" office:value-type="string" calcext:value-type="string">
            <text:p>资料类型（思维导图M/题库Q/答案A/知识点K/课件C）</text:p>
          </table:table-cell>
          <table:table-cell table:style-name="ce23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7">
          <table:table-cell table:style-name="ce45" office:value-type="string" calcext:value-type="string">
            <text:p>066eb70dd44b90210c97ddb94618393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大学物理实验</text:p>
          </table:table-cell>
          <table:table-cell table:style-name="ce47" office:value-type="string" calcext:value-type="string">
            <text:p>大学物理实验 讲义（2023年）</text:p>
          </table:table-cell>
          <table:table-cell table:style-name="ce48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0a989899a0724b171007e4adcb5f391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线性代数</text:p>
          </table:table-cell>
          <table:table-cell table:style-name="ce45" office:value-type="string" calcext:value-type="string">
            <text:p>线性代数公式归纳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0d3f8f6c537922dacec4ea5f5c2a9ee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运筹学</text:p>
          </table:table-cell>
          <table:table-cell table:style-name="ce45" office:value-type="string" calcext:value-type="string">
            <text:p>运筹学题库</text:p>
          </table:table-cell>
          <table:table-cell table:style-name="ce45" office:value-type="string" calcext:value-type="string">
            <text:p>Q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118f2d5bebf10f9adb3cf89614b0a47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物理</text:p>
          </table:table-cell>
          <table:table-cell table:style-name="ce45" office:value-type="string" calcext:value-type="string">
            <text:p>学解 考试宝典 大学（普通）物理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19b833b8934f45fccee0c8f1c3c1abe0</text:p>
          </table:table-cell>
          <table:table-cell table:style-name="ce45"/>
          <table:table-cell table:style-name="ce45" office:value-type="string" calcext:value-type="string">
            <text:p>运筹学</text:p>
          </table:table-cell>
          <table:table-cell table:style-name="ce45" office:value-type="string" calcext:value-type="string">
            <text:p>期末复习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1c3d7f68adab058635b158c4595b165c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马原思维导图</text:p>
          </table:table-cell>
          <table:table-cell table:style-name="ce48" office:value-type="string" calcext:value-type="string">
            <text:p>M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1d81f9c30b9d5013d8e5d6beb4d74ef4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高等数学（上）</text:p>
          </table:table-cell>
          <table:table-cell table:style-name="ce45" office:value-type="string" calcext:value-type="string">
            <text:p>积分精选</text:p>
          </table:table-cell>
          <table:table-cell table:style-name="ce45" office:value-type="string" calcext:value-type="string">
            <text:p>Q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2f86b1c34727833d3572761e99368818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线性代数</text:p>
          </table:table-cell>
          <table:table-cell table:style-name="ce47" office:value-type="string" calcext:value-type="string">
            <text:p>线性代数讲义</text:p>
          </table:table-cell>
          <table:table-cell table:style-name="ce48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34bf9c88e2a7ce920aa8854f75c4eea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数据结构</text:p>
          </table:table-cell>
          <table:table-cell table:style-name="ce47" office:value-type="string" calcext:value-type="string">
            <text:p>数据结构习题集答案</text:p>
          </table:table-cell>
          <table:table-cell table:style-name="ce48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37ede6b756b350460371b6d31c609d1b</text:p>
          </table:table-cell>
          <table:table-cell table:style-name="ce45"/>
          <table:table-cell table:style-name="ce45" office:value-type="string" calcext:value-type="string">
            <text:p>计算机网络</text:p>
          </table:table-cell>
          <table:table-cell table:style-name="ce45" office:value-type="string" calcext:value-type="string">
            <text:p>Computer Networks Fifth Edition Problem Solutions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3ad204d9f1ecfbde8832802fc3eee0be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<text:span text:style-name="T19">高等数学（上）</text:span><text:span text:style-name="T20">/</text:span><text:span text:style-name="T18">高等数学（下）</text:span></text:p>
          </table:table-cell>
          <table:table-cell table:style-name="ce47" office:value-type="string" calcext:value-type="string">
            <text:p>高等数学基础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3d6fa4f7305fb91e9c014e468037310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工程图学</text:p>
          </table:table-cell>
          <table:table-cell table:style-name="ce45" office:value-type="string" calcext:value-type="string">
            <text:p>工程制图习题解答</text:p>
          </table:table-cell>
          <table:table-cell table:style-name="ce45" office:value-type="string" calcext:value-type="string">
            <text:p>Q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3e5a331e25c57384ee12fdaca11823e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数字信号处理</text:p>
          </table:table-cell>
          <table:table-cell table:style-name="ce47" office:value-type="string" calcext:value-type="string">
            <text:p><text:span text:style-name="T19">数字信号处理答案 科学社第</text:span><text:span text:style-name="T20">2</text:span><text:span text:style-name="T18">版</text:span></text:p>
          </table:table-cell>
          <table:table-cell table:style-name="ce48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3eb071b6be2e6614d27aa4d894c51493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题库/知识点</text:p>
          </table:table-cell>
          <table:table-cell table:style-name="ce48" office:value-type="string" calcext:value-type="string">
            <text:p>Q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3fc6130e80ce9f651193a4668c3c582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数据结构与算法</text:p>
          </table:table-cell>
          <table:table-cell table:style-name="ce45" office:value-type="string" calcext:value-type="string">
            <text:p>17年数据结构课件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2">
          <table:table-cell table:style-name="ce17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8">
          <table:table-cell table:style-name="ce45" office:value-type="string" calcext:value-type="string">
            <text:p>43f894ce7840714612c5aa265455f34a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《中国近现代史纲要》考试宝典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58e9726b5c5dab42a432b80a44c58caf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</text:p>
          </table:table-cell>
          <table:table-cell table:style-name="ce45" office:value-type="string" calcext:value-type="string">
            <text:p>电子工程学院 电路与电子电路 各章复习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5aae01f0a98b3fc6d3d1b3ba807070e4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线性代数</text:p>
          </table:table-cell>
          <table:table-cell table:style-name="ce45" office:value-type="string" calcext:value-type="string">
            <text:p>线代绿书2018版答案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62b43f8fbed2bb3087f2afc96fd89b0f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数字电路与逻辑系统</text:p>
          </table:table-cell>
          <table:table-cell table:style-name="ce45" office:value-type="string" calcext:value-type="string">
            <text:p><text:span text:style-name="T17">2020</text:span><text:span text:style-name="T18">爱课堂数电客观题解析</text:span></text:p>
          </table:table-cell>
          <table:table-cell table:style-name="ce45" office:value-type="string" calcext:value-type="string">
            <text:p>A</text:p>
          </table:table-cell>
          <table:table-cell table:style-name="ce45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680b6abcd0be13a2ea4acb1f31e2177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物联网工程</text:p>
          </table:table-cell>
          <table:table-cell table:style-name="ce45" office:value-type="string" calcext:value-type="string">
            <text:p><text:span text:style-name="T17">21</text:span><text:span text:style-name="T18">级物联网工程期末串讲笔记</text:span>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6d7a3ce447f1b9f75b8bfee6e98275f7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《考试宝典》中国近现代史纲要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726471bd31ef01df1c4d797b7402ef0c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<text:span text:style-name="T19">知识梳理（第五章</text:span><text:span text:style-name="T20">~</text:span><text:span text:style-name="T18">第七章）</text:span>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7983d676bb595b6be4f8993f556a1d3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<text:span text:style-name="T19">离散数学（</text:span><text:span text:style-name="T20">I</text:span><text:span text:style-name="T18">）</text:span><text:span text:style-name="T20">/</text:span><text:span text:style-name="T18">离散数学（</text:span><text:span text:style-name="T20">II</text:span><text:span text:style-name="T18">）</text:span></text:p>
          </table:table-cell>
          <table:table-cell table:style-name="ce47" office:value-type="string" calcext:value-type="string">
            <text:p>奇数题答案</text:p>
          </table:table-cell>
          <table:table-cell table:style-name="ce48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8087447999a9996dba3c54e32345aee9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军事理论</text:p>
          </table:table-cell>
          <table:table-cell table:style-name="ce47" office:value-type="string" calcext:value-type="string">
            <text:p>军事理论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8285ae9bb8aec3dbf665dd1bdf75bef4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物理实验</text:p>
          </table:table-cell>
          <table:table-cell table:style-name="ce45" office:value-type="string" calcext:value-type="string">
            <text:p>大学物理实验 讲义（2020年）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8853903287d58621391474f65450b928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工程数学</text:p>
          </table:table-cell>
          <table:table-cell table:style-name="ce45" office:value-type="string" calcext:value-type="string">
            <text:p>复变函数与数学物理方法-部分习题解答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8b3bc2a11252293e2c255aabf6d301b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英语</text:p>
          </table:table-cell>
          <table:table-cell table:style-name="ce45" office:value-type="string" calcext:value-type="string">
            <text:p>新目标大学英语（第二版）视听说教程参考答案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2">
          <table:table-cell table:style-name="ce46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8">
          <table:table-cell table:style-name="ce45" office:value-type="string" calcext:value-type="string">
            <text:p>978c539a2fcd228458118a0c07d59b85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数字电路与逻辑系统</text:p>
          </table:table-cell>
          <table:table-cell table:style-name="ce45" office:value-type="string" calcext:value-type="string">
            <text:p>蜂考速成课《数字电子技术》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98e5627649bdfc873a0f4302349f4fb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/电子电路基础</text:p>
          </table:table-cell>
          <table:table-cell table:style-name="ce45" office:value-type="string" calcext:value-type="string">
            <text:p>电子电路全书课后习题答案合并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a068341adf389097090e9bf05d53c02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<text:span text:style-name="T19">题库</text:span><text:span text:style-name="T20">/</text:span><text:span text:style-name="T18">模拟试卷</text:span></text:p>
          </table:table-cell>
          <table:table-cell table:style-name="ce45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a721ecde2dde9effb76768da391ac49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</text:p>
          </table:table-cell>
          <table:table-cell table:style-name="ce45" office:value-type="string" calcext:value-type="string">
            <text:p>学解 考试宝典 电路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acaa28a9381ab134352f2d499eab39db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</text:p>
          </table:table-cell>
          <table:table-cell table:style-name="ce45" office:value-type="string" calcext:value-type="string">
            <text:p>电路分析基础俎云霄 课后答案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acb674edeea9e45d58c94016b13351a5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微波工程基础</text:p>
          </table:table-cell>
          <table:table-cell table:style-name="ce45" office:value-type="string" calcext:value-type="string">
            <text:p>《微波工程基础》实验教学手册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2">
          <table:table-cell table:style-name="ce46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50" table:number-columns-repeated="16377"/>
        </table:table-row>
        <table:table-row table:style-name="ro8">
          <table:table-cell table:style-name="ce45" office:value-type="string" calcext:value-type="string">
            <text:p>b39de807ea75fc083b7b7ea31aeb8519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高等数学（下）</text:p>
          </table:table-cell>
          <table:table-cell table:style-name="ce47" office:value-type="string" calcext:value-type="string">
            <text:p>期末复习讲义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b464f2c0becdce1d24d22b4fe9154fef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计算机基础</text:p>
          </table:table-cell>
          <table:table-cell table:style-name="ce45" office:value-type="string" calcext:value-type="string">
            <text:p>大学计算机基础练习题</text:p>
          </table:table-cell>
          <table:table-cell table:style-name="ce45" office:value-type="string" calcext:value-type="string">
            <text:p>Q</text:p>
          </table:table-cell>
          <table:table-cell table:style-name="ce50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b4e2114f4fa50282fe33485907706e5b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大学计算机基础</text:p>
          </table:table-cell>
          <table:table-cell table:style-name="ce47" office:value-type="string" calcext:value-type="string">
            <text:p>计算机基础知识</text:p>
          </table:table-cell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b624cb81305d085c690a40869394559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时间轴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b6fae3f7464a1f80021cf070ca73220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线性代数</text:p>
          </table:table-cell>
          <table:table-cell table:style-name="ce47" office:value-type="string" calcext:value-type="string">
            <text:p><text:span text:style-name="T19">线代绿书</text:span><text:span text:style-name="T20">2018</text:span><text:span text:style-name="T18">版</text:span></text:p>
          </table:table-cell>
          <table:table-cell table:style-name="ce45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be10e83fe557073cbfe158737729a9d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知识框架</text:p>
          </table:table-cell>
          <table:table-cell table:style-name="ce45" office:value-type="string" calcext:value-type="string">
            <text:p>MK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1">
          <table:table-cell table:style-name="ce45" office:value-type="string" calcext:value-type="string">
            <text:p>c5b8df80724f60c1ac23a4dbf72ae86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<text:span text:style-name="T19">知识梳理（导论</text:span><text:span text:style-name="T20">~</text:span><text:span text:style-name="T18">第三章）</text:span>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c8e97b1d423103e1693c6a33eb5669a2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微波技术基础</text:p>
          </table:table-cell>
          <table:table-cell table:style-name="ce45" office:value-type="string" calcext:value-type="string">
            <text:p>廖承恩《微波技术基础》习题解答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23" office:value-type="string" calcext:value-type="string">
            <text:p>本科</text:p>
          </table:table-cell>
          <table:table-cell table:style-name="ce23" office:value-type="string" calcext:value-type="string">
            <text:p>毛泽东思想和中国特色社会主义理论体系概论</text:p>
          </table:table-cell>
          <table:table-cell table:style-name="ce23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24"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7">
          <table:table-cell table:style-name="ce45" office:value-type="string" calcext:value-type="string">
            <text:p>cbbdc0828717c5d6eef6c9cc6e71b1c6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模拟电子技术</text:p>
          </table:table-cell>
          <table:table-cell table:style-name="ce45" office:value-type="string" calcext:value-type="string">
            <text:p>2015年课件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/>
          <table:table-cell table:number-columns-repeated="16377"/>
        </table:table-row>
        <table:table-row table:style-name="ro8">
          <table:table-cell table:style-name="ce45" office:value-type="string" calcext:value-type="string">
            <text:p>cea8d3fbbd654a034177eac609fdb01e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思维导图</text:p>
          </table:table-cell>
          <table:table-cell table:style-name="ce45" office:value-type="string" calcext:value-type="string">
            <text:p>M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cff2fb2ee5eba8180781836ab9a268c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军事理论</text:p>
          </table:table-cell>
          <table:table-cell table:style-name="ce47" office:value-type="string" calcext:value-type="string">
            <text:p>军事理论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23" office:value-type="string" calcext:value-type="string">
            <text:p>本科</text:p>
          </table:table-cell>
          <table:table-cell table:style-name="ce23" office:value-type="string" calcext:value-type="string">
            <text:p>毛泽东思想和中国特色社会主义理论体系概论</text:p>
          </table:table-cell>
          <table:table-cell table:style-name="ce23" office:value-type="string" calcext:value-type="string">
            <text:p>23年毛概-大纲</text:p>
          </table:table-cell>
          <table:table-cell table:style-name="ce49" office:value-type="string" calcext:value-type="string">
            <text:p>K</text:p>
          </table:table-cell>
          <table:table-cell table:style-name="ce24"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8">
          <table:table-cell table:style-name="ce45" office:value-type="string" calcext:value-type="string">
            <text:p>d0a4279569b9fe79de8d00dfa082739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知识点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d1e32cef9a688384716b9001680c19f0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军事理论</text:p>
          </table:table-cell>
          <table:table-cell table:style-name="ce47" office:value-type="string" calcext:value-type="string">
            <text:p>军事理论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d90c3c5665ae897fe9110e5a9ecbc0c0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<text:span text:style-name="T19">离散数学（</text:span><text:span text:style-name="T20">I</text:span><text:span text:style-name="T18">）</text:span><text:span text:style-name="T20">/</text:span><text:span text:style-name="T18">离散数学（</text:span><text:span text:style-name="T20">II</text:span><text:span text:style-name="T18">）</text:span></text:p>
          </table:table-cell>
          <table:table-cell table:style-name="ce47" office:value-type="string" calcext:value-type="string">
            <text:p>偶数题答案</text:p>
          </table:table-cell>
          <table:table-cell table:style-name="ce45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db1d0153d20bc177c614f06981850a34</text:p>
          </table:table-cell>
          <table:table-cell table:style-name="ce45"/>
          <table:table-cell table:style-name="ce45" office:value-type="string" calcext:value-type="string">
            <text:p>随机信号分析与处理</text:p>
          </table:table-cell>
          <table:table-cell table:style-name="ce45" office:value-type="string" calcext:value-type="string">
            <text:p>罗鹏飞习题解答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dc13924148a20b4efe4f81af0322063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大学计算机基础</text:p>
          </table:table-cell>
          <table:table-cell table:style-name="ce47" office:value-type="string" calcext:value-type="string">
            <text:p>操作系统</text:p>
          </table:table-cell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2">
          <table:table-cell table:style-name="ce46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7">
          <table:table-cell table:style-name="ce45" office:value-type="string" calcext:value-type="string">
            <text:p>e66ce7007cd563e6c7e8acc58f27ef90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嵌入式系统控制与应用</text:p>
          </table:table-cell>
          <table:table-cell table:style-name="ce45" office:value-type="string" calcext:value-type="string">
            <text:p>嵌入式系统控制与应用 实验指导书（2015年）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e6869464777a90d754e3418cecd3bfb3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《中国近现代史纲要》通关宝典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eb30ada79c8df0abd0df64dc9e7be4fd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数据结构与算法</text:p>
          </table:table-cell>
          <table:table-cell table:style-name="ce45" office:value-type="string" calcext:value-type="string">
            <text:p>数据结构课件与资料-张海旸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/>
          <table:table-cell table:number-columns-repeated="16377"/>
        </table:table-row>
        <table:table-row table:style-name="ro8">
          <table:table-cell table:style-name="ce45" office:value-type="string" calcext:value-type="string">
            <text:p>f27dbba58082d1aecb6cb90d7333a7cb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马原知识点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7">
          <table:table-cell table:style-name="ce45" office:value-type="string" calcext:value-type="string">
            <text:p>f97243ad75e829b854175d43b3170df1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C++语言程序设计</text:p>
          </table:table-cell>
          <table:table-cell table:style-name="ce45" office:value-type="string" calcext:value-type="string">
            <text:p>C++程序设计 课件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/>
          <table:table-cell table:number-columns-repeated="16377"/>
        </table:table-row>
        <table:table-row table:style-name="ro8">
          <table:table-cell table:style-name="ce45" office:value-type="string" calcext:value-type="string">
            <text:p>fb961636c3e8a00b42c2f4ead061340f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知识梳理（第四章）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b1866097b27da956ac1ced9cad122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4" table:number-rows-repeated="1048506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26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62" table:display-filter-buttons="true">
          <table:sort>
            <table:sort-by table:field-number="3" table:data-type="automatic"/>
          </table:sort>
        </table:database-range>
        <table:database-range table:name="__Anonymous_Sheet_DB__2" table:target-range-address="docs.A1:docs.G6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PT Serif" svg:font-family="'PT Serif'" style:font-family-generic="roman" style:font-pitch="variable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4">00/00/0000</text:date>, <text:time style:data-style-name="N2" text:time-value="10:04:40.8596640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6-14T10:05:06.007156792</dc:date>
    <meta:editing-cycles>570</meta:editing-cycles>
    <meta:editing-duration>P3DT16H4M58S</meta:editing-duration>
    <meta:generator>LibreOffice/24.2.4.2$Linux_X86_64 LibreOffice_project/420$Build-2</meta:generator>
    <meta:document-statistic meta:table-count="3" meta:cell-count="4206" meta:object-count="0"/>
    <meta:user-defined meta:name="AppVersion">15.0000</meta:user-defined>
  </office:meta>
</office:document-meta>
</file>